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b8e29" officeooo:paragraph-rsid="001b8e29"/>
    </style:style>
    <style:style style:name="P2" style:family="paragraph" style:parent-style-name="Standard">
      <style:text-properties officeooo:rsid="001cfe30" officeooo:paragraph-rsid="001cfe30"/>
    </style:style>
    <style:style style:name="P3" style:family="paragraph" style:parent-style-name="Standard">
      <style:text-properties fo:font-size="14pt" officeooo:rsid="0021659b" officeooo:paragraph-rsid="0021659b" style:font-size-asian="14pt" style:font-size-complex="14pt"/>
    </style:style>
    <style:style style:name="P4" style:family="paragraph" style:parent-style-name="Standard">
      <style:text-properties fo:font-size="14pt" officeooo:rsid="0021659b" officeooo:paragraph-rsid="002968e5" style:font-size-asian="14pt" style:font-size-complex="14pt"/>
    </style:style>
    <style:style style:name="P5" style:family="paragraph" style:parent-style-name="Standard">
      <style:text-properties fo:font-size="14pt" officeooo:rsid="001b8e29" officeooo:paragraph-rsid="001b8e29" style:font-size-asian="14pt" style:font-size-complex="14pt"/>
    </style:style>
    <style:style style:name="P6" style:family="paragraph" style:parent-style-name="Standard">
      <style:text-properties fo:font-size="14pt" fo:font-weight="bold" officeooo:rsid="002968e5" officeooo:paragraph-rsid="002968e5" style:font-size-asian="14pt" style:font-weight-asian="bold" style:font-size-complex="14pt" style:font-weight-complex="bold"/>
    </style:style>
    <style:style style:name="P7" style:family="paragraph" style:parent-style-name="Standard">
      <style:text-properties officeooo:rsid="001e30e7" officeooo:paragraph-rsid="001e30e7"/>
    </style:style>
    <style:style style:name="P8" style:family="paragraph" style:parent-style-name="Standard">
      <style:text-properties officeooo:rsid="0023331c" officeooo:paragraph-rsid="0023331c"/>
    </style:style>
    <style:style style:name="P9" style:family="paragraph" style:parent-style-name="Standard">
      <style:text-properties officeooo:rsid="001fd84e" officeooo:paragraph-rsid="001fd84e"/>
    </style:style>
    <style:style style:name="P10" style:family="paragraph" style:parent-style-name="Standard">
      <style:text-properties style:text-underline-style="solid" style:text-underline-width="auto" style:text-underline-color="font-color" officeooo:rsid="0023331c" officeooo:paragraph-rsid="0023331c"/>
    </style:style>
    <style:style style:name="P11" style:family="paragraph" style:parent-style-name="Standard" style:list-style-name="L1">
      <style:text-properties style:text-underline-style="solid" style:text-underline-width="auto" style:text-underline-color="font-color" fo:font-weight="bold" officeooo:rsid="002956da" officeooo:paragraph-rsid="002956da" style:font-weight-asian="bold" style:font-weight-complex="bold"/>
    </style:style>
    <style:style style:name="P12" style:family="paragraph" style:parent-style-name="Standard" style:list-style-name="L1">
      <style:text-properties style:text-underline-style="none" fo:font-weight="normal" officeooo:rsid="002956da" officeooo:paragraph-rsid="002956da" style:font-weight-asian="normal" style:font-weight-complex="normal"/>
    </style:style>
    <style:style style:name="P13" style:family="paragraph" style:parent-style-name="Standard">
      <style:text-properties officeooo:rsid="002800a4" officeooo:paragraph-rsid="002800a4"/>
    </style:style>
    <style:style style:name="T1" style:family="text">
      <style:text-properties officeooo:rsid="001cfe30"/>
    </style:style>
    <style:style style:name="T2" style:family="text">
      <style:text-properties officeooo:rsid="001daa8a"/>
    </style:style>
    <style:style style:name="T3" style:family="text">
      <style:text-properties style:text-position="super 58%"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bold" officeooo:rsid="0021659b"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968e5"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officeooo:rsid="0023331c"/>
    </style:style>
    <style:style style:name="T12" style:family="text">
      <style:text-properties officeooo:rsid="002956da"/>
    </style:style>
    <style:style style:name="T13" style:family="text">
      <style:text-properties officeooo:rsid="00295bf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Name</text:span>:<text:span text:style-name="T6">Bosire Kerub</text:span>o,</text:p>
      <text:p text:style-name="P6">Institution:<text:span text:style-name="T8">Akirachix,</text:span></text:p>
      <text:p text:style-name="P5"><text:span text:style-name="T5">Title:</text:span><text:span text:style-name="T8">AWTC14 <text:s/></text:span><text:span text:style-name="T9">One Pager Report,</text:span></text:p>
      <text:p text:style-name="P4"><text:span text:style-name="T4">Date:</text:span><text:span text:style-name="T8">Nov</text:span><text:span text:style-name="T9">ember</text:span><text:span text:style-name="T8"> <text:s/>10</text:span><text:span text:style-name="T3">th <text:s/></text:span><text:span text:style-name="T8">2014.</text:span></text:p>
      <text:p text:style-name="P3"><text:span text:style-name="T8"/></text:p>
      <text:p text:style-name="P1">If our forefathers resurrected <text:s/>today, they would collapse due to schock.Women are doing things men never thought or better yet imagined they to do.They are the mechanics,pilots,Mps, C.E.Os, Programmers, name it. Traditionally they were nurses and teachers.</text:p>
      <text:p text:style-name="P1">The flipside also prevails where women are now men boses, they are doing things or carrying out tasks that were onced perceived to be for men. It is a time that women, a few men and even the laws of our lands advocates and seeks for gender equality and what <text:span text:style-name="T1">better way <text:s/>can there be if not through empowering them to take up challenging carrers in the so called male dominated sectors such as Information Technology,in this way</text:span><text:tab/><text:span text:style-name="T1">women dont get to out do men but rather proove that they can be as good as men in those fields as well as to encourage them to stand up for themselves ,speak up incase there is need to.</text:span></text:p>
      <text:p text:style-name="P2">While it may have seemed impossible to achieve, Akirachix was more than determined to bring together,women in technology related carrers as well as those interested.</text:p>
      <text:p text:style-name="P2">By hosting the first ever <text:span text:style-name="T2">Women in Technology Conference they were able to do this, a forum where the young ladies,the students, wives , mothers and so on, passionate about technology came together to share their experiences as well <text:s/>learn more from each other. What fact was it that this young school girl who is passionate about technology and hopes to persue a carreer in the same didn't know?, and how about a mother who was thinking about how she would juggle her carreer with parental responsibility and still be successful, what does she neeed to do?, all these issues were addressed <text:s/>in a day's conference.</text:span></text:p>
      <text:p text:style-name="P7">They partnered with Making all voices count <text:s/>in giving an opportunity to young girls with innovative ideas to participate in a pitching competition they gave hope and life to ideas that would otherwise remain to be <text:s/>in the state of <text:s/>being idea.<text:span text:style-name="T11">Speaking at the cconference, Ms Juliana Rotich encourage all women and young girls present to persue their dreams and realize them and that each and everyone of us <text:s/>has a story yet to be told. </text:span></text:p>
      <text:p text:style-name="P7">The lessons or rather the value that I acquired from the conference through the key speaker of the day , is that our ideas however insignnificant they may seem to us, are valid and that we should be able to acknowledge <text:s/>our path and think about whom we want to serve and how.</text:p>
      <text:p text:style-name="P9">The whole idea of the activities that takes place in and around Akirachix revolves around mentorship, training ,outreach as well a s networking, through the conference they were able to kill two birds with one stone that is networking and mentorship,expressing its commitment to empower women in technology related carreers <text:s/>Akirachix <text:s/>seeks to host more such conferences on an yearly basis to ensure that women will come out and share their experiences.</text:p>
      <text:p text:style-name="P13">In line with their tag line,'<text:span text:style-name="T7">She builds,she leads, she serves</text:span>' the akirachi<text:span text:style-name="T12">x</text:span> team has clearely demostrated this through their commitment, <text:span text:style-name="T12">they build young girls throught the training program on an yearly basis, they lead other women in the technological fields by beiing lead personel in their own workplaces and departments for instance Ms Linda Kamau is a lead Programmer, ooh a senior software engineer at Ushahidi which brings a lot of hope ,confidence and pride to women in technology and I thought if she is a young woman and she did it, who <text:s/>am I not to, and this was the thought of many other girls who met and interacting with Linda and other successful personel at the conference. </text:span></text:p>
      <text:p text:style-name="P8">It was good to know that every woman can become wayward, its about time that people stopped assuming <text:span text:style-name="T13">that women would not be fit in the technological careers, it was proven otherwise during the confernce. The Akirachix Women in Tech Conference also provided me with the knowledge of job hunting as an upcoming developer. As <text:s/>we come to the end of the conference each and every attendee <text:s/></text:span><text:soft-page-break/><text:span text:style-name="T13">was looking forwered for the next conference as it was a worthwile experience .</text:span></text:p>
      <text:p text:style-name="P8"/>
      <text:p text:style-name="P8"/>
      <text:p text:style-name="P8"/>
      <text:p text:style-name="P10"/>
      <text:list xml:id="list246478215698191562" text:style-name="L1">
        <text:list-header>
          <text:p text:style-name="P11">feedback from the presentation</text:p>
        </text:list-header>
        <text:list-item>
          <text:p text:style-name="P12">Be <text:s/>prepared for the presentation</text:p>
        </text:list-item>
        <text:list-item>
          <text:p text:style-name="P1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8T10:23:09.330152516</meta:creation-date>
    <dc:date>2014-11-10T12:39:07.875797853</dc:date>
    <meta:editing-duration>PT3M24S</meta:editing-duration>
    <meta:editing-cycles>3</meta:editing-cycles>
    <meta:generator>LibreOffice/4.2.4.2$Linux_X86_64 LibreOffice_project/420m0$Build-2</meta:generator>
    <meta:document-statistic meta:table-count="0" meta:image-count="0" meta:object-count="0" meta:page-count="2" meta:paragraph-count="16" meta:word-count="707" meta:character-count="4137" meta:non-whitespace-character-count="3427"/>
  </office:meta>
</office:document-meta>
</file>